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true" fo:min-height="0.79cm" fo:padding-top="0.1cm" fo:padding-bottom="0.1cm" fo:padding-left="0.15cm" fo:padding-right="0.15cm" fo:wrap-option="no-wrap" draw:shadow="visible" draw:shadow-offset-x="0.1cm" draw:shadow-offset-y="0.1cm"/>
    </style:style>
    <style:style style:name="gr2" style:family="graphic" style:parent-style-name="standard">
      <style:graphic-properties draw:fill-color="#ffffff" draw:textarea-horizontal-align="justify" draw:textarea-vertical-align="middle" draw:auto-grow-height="true" fo:min-height="1.273cm" fo:padding-top="0.1cm" fo:padding-bottom="0.1cm" fo:padding-left="0.15cm" fo:padding-right="0.15cm" fo:wrap-option="no-wrap" draw:shadow="visible" draw:shadow-offset-x="0.1cm" draw:shadow-offset-y="0.1cm"/>
    </style:style>
    <style:style style:name="gr3" style:family="graphic" style:parent-style-name="standard">
      <style:graphic-properties draw:fill-color="#ffffff" draw:textarea-horizontal-align="justify" draw:textarea-vertical-align="middle" draw:auto-grow-height="true" fo:min-height="0.699cm" fo:padding-top="0.1cm" fo:padding-bottom="0.1cm" fo:padding-left="0.15cm" fo:padding-right="0.15cm" fo:wrap-option="no-wrap" draw:shadow="visible" draw:shadow-offset-x="0.1cm" draw:shadow-offset-y="0.1cm"/>
    </style:style>
    <style:style style:name="gr4" style:family="graphic" style:parent-style-name="standard">
      <style:graphic-properties draw:fill-color="#ffffff" draw:textarea-horizontal-align="justify" draw:textarea-vertical-align="middle" draw:auto-grow-height="true" fo:min-height="1.24cm" fo:padding-top="0.1cm" fo:padding-bottom="0.1cm" fo:padding-left="0.15cm" fo:padding-right="0.15cm" fo:wrap-option="no-wrap" draw:shadow="visible" draw:shadow-offset-x="0.1cm" draw:shadow-offset-y="0.1cm"/>
    </style:style>
    <style:style style:name="gr5" style:family="graphic" style:parent-style-name="standard">
      <style:graphic-properties draw:fill-color="#ffffff" draw:textarea-horizontal-align="justify" draw:textarea-vertical-align="middle" draw:auto-grow-height="true" fo:min-height="0.497cm" fo:padding-top="0.1cm" fo:padding-bottom="0.1cm" fo:padding-left="0.15cm" fo:padding-right="0.15cm" fo:wrap-option="no-wrap" draw:shadow="visible" draw:shadow-offset-x="0.1cm" draw:shadow-offset-y="0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true" fo:min-height="1.557cm" fo:padding-top="0.1cm" fo:padding-bottom="0.1cm" fo:padding-left="0.15cm" fo:padding-right="0.15cm" fo:wrap-option="no-wrap" draw:shadow="visible" draw:shadow-offset-x="0.1cm" draw:shadow-offset-y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true" fo:min-height="1.107cm" fo:padding-top="0.1cm" fo:padding-bottom="0.1cm" fo:padding-left="0.15cm" fo:padding-right="0.15cm" fo:wrap-option="no-wrap" draw:shadow="visible" draw:shadow-offset-x="0.1cm" draw:shadow-offset-y="0.1cm"/>
    </style:style>
    <style:style style:name="gr8" style:family="graphic" style:parent-style-name="standard">
      <style:graphic-properties draw:fill-color="#ffffff" draw:textarea-horizontal-align="justify" draw:textarea-vertical-align="middle" draw:auto-grow-height="true" fo:min-height="0.945cm" fo:padding-top="0.1cm" fo:padding-bottom="0.1cm" fo:padding-left="0.15cm" fo:padding-right="0.15cm" fo:wrap-option="no-wrap" draw:shadow="visible" draw:shadow-offset-x="0.1cm" draw:shadow-offset-y="0.1cm"/>
    </style:style>
    <style:style style:name="gr9" style:family="graphic" style:parent-style-name="standard">
      <style:graphic-properties draw:fill-color="#ffffff" draw:textarea-horizontal-align="justify" draw:textarea-vertical-align="middle" draw:auto-grow-height="true" fo:min-height="0.835cm" fo:padding-top="0.1cm" fo:padding-bottom="0.1cm" fo:padding-left="0.15cm" fo:padding-right="0.15cm" fo:wrap-option="no-wrap" draw:shadow="visible" draw:shadow-offset-x="0.1cm" draw:shadow-offset-y="0.1cm"/>
    </style:style>
    <style:style style:name="gr10" style:family="graphic" style:parent-style-name="standard">
      <style:graphic-properties draw:fill-color="#ffffff" draw:textarea-horizontal-align="justify" draw:textarea-vertical-align="middle" draw:auto-grow-height="true" fo:min-height="0.919cm" fo:padding-top="0.1cm" fo:padding-bottom="0.1cm" fo:padding-left="0.15cm" fo:padding-right="0.15cm" fo:wrap-option="no-wrap" draw:shadow="visible" draw:shadow-offset-x="0.1cm" draw:shadow-offset-y="0.1cm"/>
    </style:style>
    <style:style style:name="gr11" style:family="graphic" style:parent-style-name="standard">
      <style:graphic-properties draw:fill-color="#ffffff" draw:textarea-horizontal-align="justify" draw:textarea-vertical-align="middle" draw:auto-grow-height="true" fo:min-height="0.878cm" fo:padding-top="0.1cm" fo:padding-bottom="0.1cm" fo:padding-left="0.15cm" fo:padding-right="0.15cm" fo:wrap-option="no-wrap" draw:shadow="visible" draw:shadow-offset-x="0.1cm" draw:shadow-offset-y="0.1cm"/>
    </style:style>
    <style:style style:name="gr12" style:family="graphic" style:parent-style-name="standard">
      <style:graphic-properties draw:fill-color="#ffffff" draw:textarea-horizontal-align="justify" draw:textarea-vertical-align="middle" draw:auto-grow-height="true" fo:min-height="0.997cm" fo:padding-top="0.1cm" fo:padding-bottom="0.1cm" fo:padding-left="0.15cm" fo:padding-right="0.15cm" fo:wrap-option="no-wrap" draw:shadow="visible" draw:shadow-offset-x="0.1cm" draw:shadow-offset-y="0.1cm"/>
    </style:style>
    <style:style style:name="gr13" style:family="graphic" style:parent-style-name="standard">
      <style:graphic-properties draw:fill-color="#ffffff" draw:textarea-horizontal-align="justify" draw:textarea-vertical-align="middle" draw:auto-grow-height="true" fo:min-height="0.629cm" fo:padding-top="0.1cm" fo:padding-bottom="0.1cm" fo:padding-left="0.15cm" fo:padding-right="0.15cm" fo:wrap-option="no-wrap" draw:shadow="visible" draw:shadow-offset-x="0.1cm" draw:shadow-offset-y="0.1cm"/>
    </style:style>
    <style:style style:name="gr14" style:family="graphic" style:parent-style-name="standard">
      <style:graphic-properties draw:fill-color="#ffffff" draw:textarea-horizontal-align="justify" draw:textarea-vertical-align="middle" draw:auto-grow-height="true" fo:min-height="1.405cm" fo:padding-top="0.1cm" fo:padding-bottom="0.1cm" fo:padding-left="0.15cm" fo:padding-right="0.15cm" fo:wrap-option="no-wrap" draw:shadow="visible" draw:shadow-offset-x="0.1cm" draw:shadow-offset-y="0.1cm"/>
    </style:style>
    <style:style style:name="gr15" style:family="graphic" style:parent-style-name="standard">
      <style:graphic-properties draw:fill-color="#ffffff" draw:textarea-horizontal-align="justify" draw:textarea-vertical-align="middle" draw:auto-grow-height="true" fo:min-height="1.3cm" fo:padding-top="0.1cm" fo:padding-bottom="0.1cm" fo:padding-left="0.15cm" fo:padding-right="0.15cm" fo:wrap-option="no-wrap" draw:shadow="visible" draw:shadow-offset-x="0.1cm" draw:shadow-offset-y="0.1cm"/>
    </style:style>
    <style:style style:name="gr16" style:family="graphic" style:parent-style-name="standard">
      <style:graphic-properties draw:fill-color="#ffffff" draw:textarea-horizontal-align="justify" draw:textarea-vertical-align="middle" draw:auto-grow-height="true" fo:min-height="0.946cm" fo:padding-top="0.1cm" fo:padding-bottom="0.1cm" fo:padding-left="0.15cm" fo:padding-right="0.15cm" fo:wrap-option="no-wrap" draw:shadow="visible" draw:shadow-offset-x="0.1cm" draw:shadow-offset-y="0.1cm"/>
    </style:style>
    <style:style style:name="gr17" style:family="graphic" style:parent-style-name="standard">
      <style:graphic-properties draw:fill-color="#ffffff" draw:textarea-horizontal-align="justify" draw:textarea-vertical-align="middle" draw:auto-grow-height="true" fo:min-height="0.5cm" fo:padding-top="0.1cm" fo:padding-bottom="0.1cm" fo:padding-left="0.15cm" fo:padding-right="0.15cm" fo:wrap-option="no-wrap" draw:shadow="visible" draw:shadow-offset-x="0.1cm" draw:shadow-offset-y="0.1cm"/>
    </style:style>
    <style:style style:name="gr18" style:family="graphic" style:parent-style-name="standard">
      <style:graphic-properties draw:fill-color="#ffffff" draw:textarea-horizontal-align="justify" draw:textarea-vertical-align="middle" draw:auto-grow-height="true" fo:min-height="1.127cm" fo:padding-top="0.1cm" fo:padding-bottom="0.1cm" fo:padding-left="0.15cm" fo:padding-right="0.15cm" fo:wrap-option="no-wrap" draw:shadow="visible" draw:shadow-offset-x="0.1cm" draw:shadow-offset-y="0.1cm"/>
    </style:style>
    <style:style style:name="gr19" style:family="graphic" style:parent-style-name="standard">
      <style:graphic-properties draw:fill-color="#ffffff" draw:textarea-horizontal-align="justify" draw:textarea-vertical-align="middle" draw:auto-grow-height="true" fo:min-height="1.126cm" fo:padding-top="0.1cm" fo:padding-bottom="0.1cm" fo:padding-left="0.15cm" fo:padding-right="0.15cm" fo:wrap-option="no-wrap" draw:shadow="visible" draw:shadow-offset-x="0.1cm" draw:shadow-offset-y="0.1cm"/>
    </style:style>
    <style:style style:name="gr20" style:family="graphic" style:parent-style-name="standard">
      <style:graphic-properties draw:fill-color="#ffffff" draw:textarea-horizontal-align="justify" draw:textarea-vertical-align="middle" draw:auto-grow-height="true" fo:min-height="0.525cm" fo:padding-top="0.1cm" fo:padding-bottom="0.1cm" fo:padding-left="0.15cm" fo:padding-right="0.15cm" fo:wrap-option="no-wrap" draw:shadow="visible" draw:shadow-offset-x="0.1cm" draw:shadow-offset-y="0.1cm"/>
    </style:style>
    <style:style style:name="gr21" style:family="graphic" style:parent-style-name="standard">
      <style:graphic-properties draw:fill-color="#ffffff" draw:textarea-horizontal-align="justify" draw:textarea-vertical-align="middle" draw:auto-grow-height="true" fo:min-height="1.224cm" fo:padding-top="0.1cm" fo:padding-bottom="0.1cm" fo:padding-left="0.15cm" fo:padding-right="0.15cm" fo:wrap-option="no-wrap" draw:shadow="visible" draw:shadow-offset-x="0.1cm" draw:shadow-offset-y="0.1cm"/>
    </style:style>
    <style:style style:name="gr22" style:family="graphic" style:parent-style-name="standard">
      <style:graphic-properties draw:fill-color="#ffffff" draw:textarea-horizontal-align="justify" draw:textarea-vertical-align="middle" draw:auto-grow-height="true" fo:min-height="1.479cm" fo:padding-top="0.1cm" fo:padding-bottom="0.1cm" fo:padding-left="0.15cm" fo:padding-right="0.15cm" fo:wrap-option="no-wrap" draw:shadow="visible" draw:shadow-offset-x="0.1cm" draw:shadow-offset-y="0.1cm"/>
    </style:style>
    <style:style style:name="gr23" style:family="graphic" style:parent-style-name="standard">
      <style:graphic-properties draw:fill-color="#ffffff" draw:textarea-horizontal-align="justify" draw:textarea-vertical-align="middle" draw:auto-grow-height="true" fo:min-height="1.168cm" fo:padding-top="0.1cm" fo:padding-bottom="0.1cm" fo:padding-left="0.15cm" fo:padding-right="0.15cm" fo:wrap-option="no-wrap" draw:shadow="visible" draw:shadow-offset-x="0.1cm" draw:shadow-offset-y="0.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color="#ff0000"/>
    </style:style>
    <style:style style:name="P2" style:family="paragraph">
      <style:paragraph-properties fo:margin-left="0cm" fo:margin-right="0cm" fo:text-align="center" fo:text-indent="0cm"/>
      <style:text-properties fo:color="#ff0000" fo:font-size="9pt" style:font-size-asian="9pt" style:font-size-complex="9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9pt" style:font-size-asian="9pt" style:font-size-complex="9pt"/>
    </style:style>
    <style:style style:name="P5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9pt" style:font-size-asian="9pt" style:font-family-complex="FreeSans" style:font-family-generic-complex="swiss" style:font-pitch-complex="variable" style:font-size-complex="9pt"/>
    </style:style>
    <style:style style:name="P6" style:family="paragraph">
      <style:paragraph-properties fo:margin-left="0cm" fo:margin-right="0cm" fo:text-align="center" fo:text-indent="0cm"/>
      <style:text-properties fo:color="#ff0000" fo:font-family="FreeSans" style:font-style-name="Normal" style:font-family-generic="swiss" style:font-pitch="variable" fo:font-size="9pt" style:font-size-asian="9pt" style:font-size-complex="9pt"/>
    </style:style>
    <style:style style:name="P7" style:family="paragraph">
      <style:paragraph-properties fo:margin-left="0cm" fo:margin-right="0cm" fo:text-align="center" fo:text-indent="0cm"/>
      <style:text-properties fo:font-family="FreeSans" style:font-style-name="Normal" style:font-family-generic="swiss" style:font-pitch="variable" fo:font-size="9pt" style:font-size-asian="9pt" style:font-size-complex="9pt"/>
    </style:style>
    <style:style style:name="P8" style:family="paragraph">
      <style:paragraph-properties fo:margin-left="0cm" fo:margin-right="0cm" fo:text-align="center" fo:text-indent="0cm"/>
      <style:text-properties fo:font-family="FreeSans" style:font-style-name="Normal" style:font-family-generic="swiss" style:font-pitch="variable" fo:font-size="9pt" style:font-size-asian="9pt" style:font-family-complex="FreeSans" style:font-family-generic-complex="swiss" style:font-pitch-complex="variable" style:font-size-complex="9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/>
      <style:text-properties fo:font-family="FreeSans" style:font-family-generic="swiss" style:font-pitch="variable" fo:font-size="9pt" style:font-size-asian="9pt" style:font-size-complex="9pt"/>
    </style:style>
    <style:style style:name="P11" style:family="paragraph">
      <style:paragraph-properties fo:margin-left="0cm" fo:margin-right="0cm" fo:text-indent="0cm"/>
    </style:style>
    <style:style style:name="P12" style:family="paragraph">
      <style:text-properties fo:font-family="FreeSans" style:font-family-generic="swiss" style:font-pitch="variabl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</style:style>
    <style:style style:name="T1" style:family="text">
      <style:text-properties fo:color="#ff0000" fo:font-family="FreeSans" style:font-family-generic="swiss" style:font-pitch="variable" fo:font-size="9pt" fo:font-weight="bold" style:font-size-asian="9pt" style:font-weight-asian="bold" style:font-size-complex="9pt" style:font-weight-complex="bold"/>
    </style:style>
    <style:style style:name="T2" style:family="text">
      <style:text-properties fo:color="#ff0000" fo:font-family="FreeSans" style:font-family-generic="swiss" style:font-pitch="variable" fo:font-size="9pt" style:font-size-asian="9pt" style:font-size-complex="9pt"/>
    </style:style>
    <style:style style:name="T3" style:family="text">
      <style:text-properties fo:color="#ff0000" fo:font-family="FreeSans" style:font-family-generic="swiss" style:font-pitch="variable" fo:font-size="9pt" fo:language="en" fo:country="US" style:font-size-asian="9pt" style:language-asian="en" style:country-asian="US" style:font-family-complex="FreeSans" style:font-family-generic-complex="swiss" style:font-pitch-complex="variable" style:font-size-complex="9pt"/>
    </style:style>
    <style:style style:name="T4" style:family="text">
      <style:text-properties fo:font-family="FreeSans" style:font-family-generic="swiss" style:font-pitch="variable" fo:font-size="9pt" fo:font-weight="bold" style:font-size-asian="9pt" style:font-weight-asian="bold" style:font-size-complex="9pt" style:font-weight-complex="bold"/>
    </style:style>
    <style:style style:name="T5" style:family="text">
      <style:text-properties fo:font-family="FreeSans" style:font-family-generic="swiss" style:font-pitch="variable" fo:font-size="9pt" fo:language="en" fo:country="US" style:font-size-asian="9pt" style:language-asian="en" style:country-asian="US" style:font-family-complex="FreeSans" style:font-family-generic-complex="swiss" style:font-pitch-complex="variable" style:font-size-complex="9pt"/>
    </style:style>
    <style:style style:name="T6" style:family="text">
      <style:text-properties fo:font-family="FreeSans" style:font-family-generic="swiss" style:font-pitch="variable" fo:font-size="9pt" fo:language="en" fo:country="US" fo:font-weight="bold" style:font-size-asian="9pt" style:language-asian="en" style:country-asian="US" style:font-weight-asian="bold" style:font-family-complex="FreeSans" style:font-family-generic-complex="swiss" style:font-pitch-complex="variable" style:font-size-complex="9pt" style:font-weight-complex="bold"/>
    </style:style>
    <style:style style:name="T7" style:family="text">
      <style:text-properties fo:font-family="FreeSans" style:font-family-generic="swiss" style:font-pitch="variable" fo:font-size="9pt" style:font-size-asian="9pt" style:font-size-complex="9pt"/>
    </style:style>
    <style:style style:name="T8" style:family="text">
      <style:text-properties fo:color="#ff0000" fo:font-family="FreeSans" style:font-style-name="Normal" style:font-family-generic="swiss" style:font-pitch="variable" fo:font-size="9pt" fo:font-weight="bold" style:font-size-asian="9pt" style:font-weight-asian="bold" style:font-size-complex="9pt" style:font-weight-complex="bold"/>
    </style:style>
    <style:style style:name="T9" style:family="text">
      <style:text-properties fo:color="#ff0000" fo:font-family="FreeSans" style:font-style-name="Normal" style:font-family-generic="swiss" style:font-pitch="variable" fo:font-size="9pt" style:font-size-asian="9pt" style:font-size-complex="9pt"/>
    </style:style>
    <style:style style:name="T10" style:family="text">
      <style:text-properties fo:color="#ff0000" fo:font-family="FreeSans" style:font-style-name="Normal" style:font-family-generic="swiss" style:font-pitch="variable" fo:font-size="9pt" fo:language="en" fo:country="US" style:font-size-asian="9pt" style:language-asian="en" style:country-asian="US" style:font-family-complex="FreeSans" style:font-family-generic-complex="swiss" style:font-pitch-complex="variable" style:font-size-complex="9pt"/>
    </style:style>
    <style:style style:name="T11" style:family="text">
      <style:text-properties fo:font-family="FreeSans" style:font-style-name="Normal" style:font-family-generic="swiss" style:font-pitch="variable" fo:font-size="9pt" fo:font-weight="bold" style:font-size-asian="9pt" style:font-weight-asian="bold" style:font-size-complex="9pt" style:font-weight-complex="bold"/>
    </style:style>
    <style:style style:name="T12" style:family="text">
      <style:text-properties fo:font-family="FreeSans" style:font-style-name="Normal" style:font-family-generic="swiss" style:font-pitch="variable" fo:font-size="9pt" style:font-size-asian="9pt" style:font-size-complex="9pt"/>
    </style:style>
    <style:style style:name="T13" style:family="text">
      <style:text-properties fo:font-family="FreeSans" style:font-style-name="Normal" style:font-family-generic="swiss" style:font-pitch="variable" fo:font-size="9pt" fo:language="en" fo:country="US" style:font-size-asian="9pt" style:language-asian="en" style:country-asian="US" style:font-family-complex="FreeSans" style:font-family-generic-complex="swiss" style:font-pitch-complex="variable" style:font-size-complex="9pt"/>
    </style:style>
    <style:style style:name="T14" style:family="text">
      <style:text-properties fo:font-family="FreeSans" style:font-style-name="Normal" style:font-family-generic="swiss" style:font-pitch="variable" fo:font-size="9pt" fo:language="en" fo:country="US" fo:font-weight="bold" style:font-size-asian="9pt" style:language-asian="en" style:country-asian="US" style:font-weight-asian="bold" style:font-family-complex="FreeSans" style:font-family-generic-complex="swiss" style:font-pitch-complex="variable" style:font-size-complex="9pt" style:font-weight-complex="bold"/>
    </style:style>
    <style:style style:name="T15" style:family="text">
      <style:text-properties fo:font-size="9pt" fo:font-weight="bold" style:font-size-asian="9pt" style:font-weight-asian="bold" style:font-size-complex="9pt" style:font-weight-complex="bold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family="FreeSans" style:font-family-generic="swiss" style:font-pitch="variabl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office:forms form:automatic-focus="false" form:apply-design-mode="false"/>
        <draw:custom-shape draw:style-name="gr1" draw:text-style-name="P2" draw:id="id3" draw:layer="layout" svg:width="4cm" svg:height="0.99cm" svg:x="2cm" svg:y="4.536cm">
          <text:p text:style-name="P1"><text:span text:style-name="T1">0*.</text:span><text:span text:style-name="T2"> </text:span><text:span text:style-name="T3">Conceptes bàsics de telemàti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id="id12" draw:layer="layout" svg:width="4cm" svg:height="1.473cm" svg:x="2cm" svg:y="6cm">
          <text:p text:style-name="P3"><text:span text:style-name="T4">1.</text:span><text:span text:style-name="T5">Característiques de les xarxes d'àrea local 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id="id15" draw:layer="layout" svg:width="4cm" svg:height="0.899cm" svg:x="2cm" svg:y="9.801cm">
          <text:p text:style-name="P3"><text:span text:style-name="T4">2.</text:span><text:span text:style-name="T5">Connexió de xarxes d'àrea l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id="id1" draw:layer="layout" svg:width="4cm" svg:height="1.44cm" svg:x="2cm" svg:y="7.96cm">
          <text:p text:style-name="P3"><text:span text:style-name="T6">3.</text:span><text:span text:style-name="T5"> Instal·lació i configuració bàsica de xarxes d'àrea l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id="id10" draw:layer="layout" svg:width="4cm" svg:height="0.837cm" svg:x="2cm" svg:y="11.086cm">
          <text:p text:style-name="P3"><text:span text:style-name="T4">4.</text:span><text:span text:style-name="T7"> Certificació de xarxes d'àrea l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id="id5" draw:layer="layout" svg:width="4cm" svg:height="1.757cm" svg:x="2cm" svg:y="12.335cm">
          <text:p text:style-name="P3"><text:span text:style-name="T4">5. </text:span><text:span text:style-name="T7">Comprovació i diagnosi d'avaries usuals en xarxes d'àrea l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id="id7" draw:layer="layout" svg:width="4cm" svg:height="1.307cm" svg:x="2cm" svg:y="14.993cm">
          <text:p text:style-name="P3"><text:span text:style-name="T4">6.</text:span><text:span text:style-name="T7"> </text:span><text:span text:style-name="T5">Operacions d'auditoria del servei d'una xarx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id="id4" draw:layer="layout" svg:width="5.1cm" svg:height="1.145cm" svg:x="7.305cm" svg:y="4.455cm">
          <text:p text:style-name="P1"><text:span text:style-name="T8">0*.</text:span><text:span text:style-name="T9"> </text:span><text:span text:style-name="T10"><text:s/>Identificació de sistemes de comunicac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id="id13" draw:layer="layout" svg:width="5.14cm" svg:height="1.035cm" svg:x="7.305cm" svg:y="5.822cm">
          <text:p text:style-name="P3"><text:span text:style-name="T11">1.</text:span><text:span text:style-name="T12"> </text:span><text:span text:style-name="T13">Identificació de la tipologia física i lògica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id="id16" draw:layer="layout" svg:width="5.138cm" svg:height="1.155cm" svg:x="7.305cm" svg:y="8.59cm">
          <text:p text:style-name="P3"><text:span text:style-name="T11">2.</text:span><text:span text:style-name="T12">Instal·lació i configuració bàsica dels dispositius d'interconnexió de la xarx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id="id11" draw:layer="layout" svg:width="5.138cm" svg:height="1.155cm" svg:x="7.305cm" svg:y="9.968cm">
          <text:p text:style-name="P3"><text:span text:style-name="T11">3.</text:span><text:span text:style-name="T12"> </text:span><text:span text:style-name="T13">Execució de processos de certificació d'una instal·lació de cablatge estructur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id="id14" draw:layer="layout" svg:width="5.116cm" svg:height="1.197cm" svg:x="7.305cm" svg:y="7.193cm">
          <text:p text:style-name="P3"><text:span text:style-name="T14">4.</text:span><text:span text:style-name="T13"> Instal·lació dels dispositius del maquinari de la xarxa en els llocs de treb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id="id2" draw:layer="layout" svg:width="5.139cm" svg:height="0.837cm" svg:x="7.305cm" svg:y="11.348cm">
          <text:p text:style-name="P3"><text:span text:style-name="T11">5.</text:span><text:span text:style-name="T12"> Activació del programari de xarxa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id="id6" draw:layer="layout" svg:width="5.186cm" svg:height="1.605cm" svg:x="7.305cm" svg:y="12.4cm">
          <text:p text:style-name="P3"><text:span text:style-name="T11">6.</text:span><text:span text:style-name="T12"> Resolució de les incidències més usuals que podem trobar en l'explotació del servei de xarxa LAN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id="id8" draw:layer="layout" svg:width="5.234cm" svg:height="1.5cm" svg:x="7.305cm" svg:y="14.2cm">
          <text:p text:style-name="P3"><text:span text:style-name="T11">7.</text:span><text:span text:style-name="T12"> Realització d'operacions de control de qualitat del servei de xarxa, generant informes de trànsit i rendiment del servei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id="id9" draw:layer="layout" svg:width="5.21cm" svg:height="1.146cm" svg:x="7.305cm" svg:y="16.054cm">
          <text:p text:style-name="P3"><text:span text:style-name="T15">8.</text:span><text:span text:style-name="T16"> Documentació de les tasques i els resultats obtinguts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id="id17" draw:layer="layout" svg:width="5.4cm" svg:height="0.837cm" svg:x="14.3cm" svg:y="4.609cm">
          <text:p text:style-name="P9"><text:span text:style-name="T4">BT 1.</text:span><text:span text:style-name="T7"> Introducció a les comunicacions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id="id18" draw:layer="layout" svg:width="5.4cm" svg:height="1.327cm" svg:x="14.3cm" svg:y="5.873cm">
          <text:p text:style-name="P9"><text:span text:style-name="T4">BT 2.</text:span><text:span text:style-name="T7"> Models de xarxa d'àrea local. Famílies de protocols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id="id19" draw:layer="layout" svg:width="5.4cm" svg:height="1.326cm" svg:x="14.3cm" svg:y="7.574cm">
          <text:p text:style-name="P9"><text:span text:style-name="T4">BT 3.</text:span><text:span text:style-name="T7"> Nivell Físic i d'enllaç. Instal·lació física de la xarxa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id="id21" draw:layer="layout" svg:width="5.4cm" svg:height="0.725cm" svg:x="14.3cm" svg:y="11.075cm">
          <text:p text:style-name="P9"><text:span text:style-name="T4">BT 5.</text:span><text:span text:style-name="T7"> </text:span><text:span text:style-name="T5">Certificació de xarxes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id="id20" draw:layer="layout" svg:width="5.4cm" svg:height="1.424cm" svg:x="14.3cm" svg:y="9.276cm">
          <text:p text:style-name="P9"><text:span text:style-name="T4">BT 4.</text:span><text:span text:style-name="T7"> Nivells de xarxa i transport. Dispositius de xarxa.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id="id22" draw:layer="layout" svg:width="5.365cm" svg:height="1.679cm" svg:x="14.3cm" svg:y="12.121cm">
          <text:p text:style-name="P9"><text:span text:style-name="T4">BT 6.</text:span><text:span text:style-name="T7"> Nivell d'aplicació. Instal·lació, configuració i administració de serveis de xarxa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id="id23" draw:layer="layout" svg:width="5.365cm" svg:height="1.368cm" svg:x="14.3cm" svg:y="14.262cm">
          <text:p text:style-name="P9"><text:span text:style-name="T4">BT 7.</text:span><text:span text:style-name="T7"> Seguretat, monitorització i gestió de xarxes</text:span></text:p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2.301cm" svg:height="0.602cm" svg:x="2.858cm" svg:y="3.7cm">
          <draw:text-box>
            <text:p text:style-name="P11"><text:span text:style-name="T17">Conceptes</text:span></text:p>
          </draw:text-box>
        </draw:frame>
        <draw:frame draw:style-name="gr24" draw:text-style-name="P12" draw:layer="layout" svg:width="2.826cm" svg:height="0.602cm" svg:x="7.759cm" svg:y="3.701cm">
          <draw:text-box>
            <text:p text:style-name="P11"><text:span text:style-name="T17">Procediments</text:span></text:p>
          </draw:text-box>
        </draw:frame>
        <draw:frame draw:style-name="gr24" draw:text-style-name="P12" draw:layer="layout" svg:width="3.08cm" svg:height="0.602cm" svg:x="14.36cm" svg:y="3.702cm">
          <draw:text-box>
            <text:p text:style-name="P11"><text:span text:style-name="T17">Blocs Temàtics</text:span></text:p>
          </draw:text-box>
        </draw:frame>
        <draw:connector draw:style-name="gr25" draw:text-style-name="P13" draw:layer="layout" draw:line-skew="0.225cm" svg:x1="6cm" svg:y1="8.68cm" svg:x2="7.305cm" svg:y2="11.766cm" draw:start-shape="id1" draw:start-glue-point="1" draw:end-shape="id2">
          <text:p text:style-name="P11"/>
        </draw:connector>
        <draw:connector draw:style-name="gr25" draw:text-style-name="P13" draw:layer="layout" svg:x1="6cm" svg:y1="5.031cm" svg:x2="7.305cm" svg:y2="5.027cm" draw:start-shape="id3" draw:start-glue-point="1" draw:end-shape="id4" draw:end-glue-point="3">
          <text:p text:style-name="P11"/>
        </draw:connector>
        <draw:connector draw:style-name="gr25" draw:text-style-name="P13" draw:layer="layout" svg:x1="6cm" svg:y1="13.213cm" svg:x2="7.305cm" svg:y2="13.202cm" draw:start-shape="id5" draw:start-glue-point="1" draw:end-shape="id6">
          <text:p text:style-name="P11"/>
        </draw:connector>
        <draw:connector draw:style-name="gr25" draw:text-style-name="P13" draw:layer="layout" svg:x1="6cm" svg:y1="15.646cm" svg:x2="7.305cm" svg:y2="14.95cm" draw:start-shape="id7" draw:start-glue-point="1" draw:end-shape="id8" draw:end-glue-point="3">
          <text:p text:style-name="P11"/>
        </draw:connector>
        <draw:connector draw:style-name="gr25" draw:text-style-name="P13" draw:layer="layout" svg:x1="6cm" svg:y1="15.646cm" svg:x2="7.305cm" svg:y2="16.627cm" draw:start-shape="id7" draw:start-glue-point="1" draw:end-shape="id9" draw:end-glue-point="3">
          <text:p text:style-name="P11"/>
        </draw:connector>
        <draw:connector draw:style-name="gr25" draw:text-style-name="P13" draw:layer="layout" draw:line-skew="-0.252cm" svg:x1="6cm" svg:y1="11.504cm" svg:x2="7.305cm" svg:y2="10.545cm" draw:start-shape="id10" draw:start-glue-point="1" draw:end-shape="id11" draw:end-glue-point="3">
          <text:p text:style-name="P11"/>
        </draw:connector>
        <draw:connector draw:style-name="gr25" draw:text-style-name="P13" draw:layer="layout" draw:line-skew="-0.265cm" svg:x1="6cm" svg:y1="6.736cm" svg:x2="7.305cm" svg:y2="6.339cm" draw:start-shape="id12" draw:start-glue-point="1" draw:end-shape="id13" draw:end-glue-point="3">
          <text:p text:style-name="P11"/>
        </draw:connector>
        <draw:connector draw:style-name="gr25" draw:text-style-name="P13" draw:layer="layout" draw:line-skew="0.013cm" svg:x1="6cm" svg:y1="8.68cm" svg:x2="7.247cm" svg:y2="6.508cm" draw:start-shape="id1" draw:start-glue-point="1">
          <text:p text:style-name="P11"/>
        </draw:connector>
        <draw:connector draw:style-name="gr25" draw:text-style-name="P13" draw:layer="layout" draw:line-skew="-0.265cm" svg:x1="6cm" svg:y1="6.736cm" svg:x2="7.305cm" svg:y2="5.027cm" draw:start-shape="id12" draw:start-glue-point="1" draw:end-shape="id4" draw:end-glue-point="3">
          <text:p text:style-name="P11"/>
        </draw:connector>
        <draw:connector draw:style-name="gr25" draw:text-style-name="P13" draw:layer="layout" draw:line-skew="-0.219cm" svg:x1="6cm" svg:y1="8.68cm" svg:x2="7.305cm" svg:y2="7.791cm" draw:start-shape="id1" draw:start-glue-point="1" draw:end-shape="id14" draw:end-glue-point="3">
          <text:p text:style-name="P11"/>
        </draw:connector>
        <draw:connector draw:style-name="gr25" draw:text-style-name="P13" draw:layer="layout" draw:line-skew="-0.423cm" svg:x1="6cm" svg:y1="10.25cm" svg:x2="7.305cm" svg:y2="9.167cm" draw:start-shape="id15" draw:start-glue-point="1" draw:end-shape="id16">
          <text:p text:style-name="P11"/>
        </draw:connector>
        <draw:connector draw:style-name="gr25" draw:text-style-name="P13" draw:layer="layout" svg:x1="12.405cm" svg:y1="5.027cm" svg:x2="14.3cm" svg:y2="5.027cm" draw:start-shape="id4" draw:start-glue-point="1" draw:end-shape="id17" draw:end-glue-point="3">
          <text:p text:style-name="P11"/>
        </draw:connector>
        <draw:connector draw:style-name="gr25" draw:text-style-name="P13" draw:layer="layout" svg:x1="12.445cm" svg:y1="6.339cm" svg:x2="14.3cm" svg:y2="6.536cm" draw:start-shape="id13" draw:start-glue-point="1" draw:end-shape="id18">
          <text:p text:style-name="P11"/>
        </draw:connector>
        <draw:connector draw:style-name="gr25" draw:text-style-name="P13" draw:layer="layout" svg:x1="12.445cm" svg:y1="6.339cm" svg:x2="14.3cm" svg:y2="8.237cm" draw:start-shape="id13" draw:start-glue-point="1" draw:end-shape="id19">
          <text:p text:style-name="P11"/>
        </draw:connector>
        <draw:connector draw:style-name="gr25" draw:text-style-name="P13" draw:layer="layout" draw:line-skew="-0.182cm" svg:x1="12.421cm" svg:y1="7.791cm" svg:x2="14.3cm" svg:y2="8.237cm" draw:start-shape="id14" draw:start-glue-point="1" draw:end-shape="id19" draw:end-glue-point="3">
          <text:p text:style-name="P11"/>
        </draw:connector>
        <draw:connector draw:style-name="gr25" draw:text-style-name="P13" draw:layer="layout" svg:x1="12.443cm" svg:y1="9.167cm" svg:x2="14.3cm" svg:y2="8.237cm" draw:start-shape="id16" draw:start-glue-point="1" draw:end-shape="id19" draw:end-glue-point="3">
          <text:p text:style-name="P11"/>
        </draw:connector>
        <draw:connector draw:style-name="gr25" draw:text-style-name="P13" draw:layer="layout" svg:x1="12.443cm" svg:y1="9.167cm" svg:x2="14.3cm" svg:y2="9.988cm" draw:start-shape="id16" draw:start-glue-point="1" draw:end-shape="id20" draw:end-glue-point="3">
          <text:p text:style-name="P11"/>
        </draw:connector>
        <draw:connector draw:style-name="gr25" draw:text-style-name="P13" draw:layer="layout" svg:x1="12.443cm" svg:y1="10.545cm" svg:x2="14.3cm" svg:y2="11.437cm" draw:start-shape="id11" draw:start-glue-point="1" draw:end-shape="id21" draw:end-glue-point="3">
          <text:p text:style-name="P11"/>
        </draw:connector>
        <draw:connector draw:style-name="gr25" draw:text-style-name="P13" draw:layer="layout" svg:x1="12.444cm" svg:y1="11.766cm" svg:x2="14.3cm" svg:y2="12.96cm" draw:start-shape="id2" draw:start-glue-point="1" draw:end-shape="id22" draw:end-glue-point="3">
          <text:p text:style-name="P11"/>
        </draw:connector>
        <draw:connector draw:style-name="gr25" draw:text-style-name="P13" draw:layer="layout" svg:x1="12.491cm" svg:y1="13.202cm" svg:x2="14.3cm" svg:y2="14.946cm" draw:start-shape="id6" draw:start-glue-point="1" draw:end-shape="id23" draw:end-glue-point="3">
          <text:p text:style-name="P11"/>
        </draw:connector>
        <draw:connector draw:style-name="gr25" draw:text-style-name="P13" draw:layer="layout" svg:x1="12.539cm" svg:y1="14.95cm" svg:x2="14.3cm" svg:y2="14.946cm" draw:start-shape="id8" draw:start-glue-point="1" draw:end-shape="id23" draw:end-glue-point="3">
          <text:p text:style-name="P11"/>
        </draw:connector>
        <draw:connector draw:style-name="gr25" draw:text-style-name="P13" draw:layer="layout" draw:line-skew="-0.014cm" svg:x1="12.515cm" svg:y1="16.627cm" svg:x2="14.3cm" svg:y2="14.946cm" draw:start-shape="id9" draw:start-glue-point="1" draw:end-shape="id23" draw:end-glue-point="3">
          <text:p text:style-name="P1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fo:margin-top="0.351cm" fo:margin-bottom="0.351cm" style:text-autospace="none"/>
      <style:text-properties fo:font-size="11pt" fo:language="en" fo:country="US" style:language-asian="en" style:country-asian="US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rgi Tur</meta:initial-creator>
    <meta:creation-date>2008-01-07T11:40:15</meta:creation-date>
    <dc:creator>Sergi Tur</dc:creator>
    <dc:date>2008-01-27T17:37:48</dc:date>
    <meta:printed-by>Sergi Tur</meta:printed-by>
    <meta:print-date>2008-01-07T14:06:26</meta:print-date>
    <meta:editing-cycles>7</meta:editing-cycles>
    <meta:editing-duration>PT7H33M0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